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9.8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74pt solid #000000"/>
      <style:text-properties style:use-window-font-color="true"/>
    </style:style>
    <style:style style:name="ce50" style:family="table-cell" style:parent-style-name="Default">
      <style:text-properties style:use-window-font-color="true"/>
    </style:style>
    <style:style style:name="ce51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6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Module</text:p>
          </table:table-cell>
          <table:table-cell table:style-name="ce27" office:value-type="string" calcext:value-type="string" table:number-columns-spanned="1" table:number-rows-spanned="2">
            <text:p>Notes</text:p>
          </table:table-cell>
          <table:table-cell table:style-name="ce16" table:number-columns-repeated="16375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number-columns-repeated="2" table:style-name="ce28"/>
          <table:table-cell table:style-name="ce16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29"/>
          <table:table-cell table:style-name="ce33"/>
          <table:table-cell table:style-name="ce33" office:value-type="string" calcext:value-type="string">
            <text:p>getProductVersion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/>
          <table:table-cell table:style-name="ce30"/>
          <table:table-cell table:style-name="ce34"/>
          <table:table-cell table:style-name="ce34" office:value-type="string" calcext:value-type="string">
            <text:p>registerUser</text:p>
          </table:table-cell>
          <table:table-cell table:style-name="ce56" office:value-type="string" calcext:value-type="string">
            <text:p>ACM</text:p>
          </table:table-cell>
          <table:table-cell table:style-name="ce59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/>
          <table:table-cell table:style-name="ce31"/>
          <table:table-cell/>
          <table:table-cell office:value-type="string" calcext:value-type="string">
            <text:p>approveAndRegisterUs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/>
          <table:table-cell table:style-name="ce31"/>
          <table:table-cell/>
          <table:table-cell table:style-name="ce36" office:value-type="string" calcext:value-type="string">
            <text:p>logUserIn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HTTP cookies are ignored on all steps and are set on step 3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/>
          <table:table-cell table:style-name="ce31"/>
          <table:table-cell/>
          <table:table-cell office:value-type="string" calcext:value-type="string">
            <text:p>logUserOut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/>
          <table:table-cell table:style-name="ce31"/>
          <table:table-cell/>
          <table:table-cell office:value-type="string" calcext:value-type="string">
            <text:p>getListOfLoggedUser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/>
          <table:table-cell table:style-name="ce31"/>
          <table:table-cell/>
          <table:table-cell office:value-type="string" calcext:value-type="string">
            <text:p>isUserLoggedIn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/>
          <table:table-cell table:style-name="ce31"/>
          <table:table-cell/>
          <table:table-cell office:value-type="string" calcext:value-type="string">
            <text:p>changePassword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 on step 2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/>
          <table:table-cell table:style-name="ce31"/>
          <table:table-cell/>
          <table:table-cell office:value-type="string" calcext:value-type="string">
            <text:p>changeEmail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 on step 2.</text:p>
          </table:table-cell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/>
          <table:table-cell table:style-name="ce31"/>
          <table:table-cell/>
          <table:table-cell office:value-type="string" calcext:value-type="string">
            <text:p>getUserRole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/>
          <table:table-cell table:style-name="ce31"/>
          <table:table-cell/>
          <table:table-cell office:value-type="string" calcext:value-type="string">
            <text:p>viewUserParameter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/>
          <table:table-cell table:style-name="ce31"/>
          <table:table-cell/>
          <table:table-cell office:value-type="string" calcext:value-type="string">
            <text:p>setUserRoleAutho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/>
          <table:table-cell table:style-name="ce31"/>
          <table:table-cell/>
          <table:table-cell office:value-type="string" calcext:value-type="string">
            <text:p>setUserRoleWrit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/>
          <table:table-cell table:style-name="ce31"/>
          <table:table-cell/>
          <table:table-cell office:value-type="string" calcext:value-type="string">
            <text:p>setUserRoleRead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/>
          <table:table-cell table:style-name="ce31"/>
          <table:table-cell/>
          <table:table-cell office:value-type="string" calcext:value-type="string">
            <text:p>getSelfRole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/>
          <table:table-cell table:style-name="ce31"/>
          <table:table-cell/>
          <table:table-cell office:value-type="string" calcext:value-type="string">
            <text:p>banUs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/>
          <table:table-cell table:style-name="ce32"/>
          <table:table-cell table:style-name="ce35"/>
          <table:table-cell table:style-name="ce35" office:value-type="string" calcext:value-type="string">
            <text:p>unbanUser</text:p>
          </table:table-cell>
          <table:table-cell table:style-name="ce58" office:value-type="string" calcext:value-type="string">
            <text:p>ACM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0"/>
          <table:table-cell table:style-name="ce34"/>
          <table:table-cell table:style-name="ce49" office:value-type="string" calcext:value-type="string">
            <text:p>addSection</text:p>
          </table:table-cell>
          <table:table-cell table:style-name="ce56" office:value-type="string" calcext:value-type="string">
            <text:p>MM</text:p>
          </table:table-cell>
          <table:table-cell table:style-name="ce59"/>
          <table:table-cell table:number-columns-repeated="16375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Section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SectionParent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Forum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Forum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ext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OnP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OnP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/>
          <table:table-cell table:style-name="ce32"/>
          <table:table-cell table:style-name="ce35"/>
          <table:table-cell table:style-name="ce51" office:value-type="string" calcext:value-type="string">
            <text:p>listSectionsAndForums</text:p>
          </table:table-cell>
          <table:table-cell table:style-name="ce58" office:value-type="string" calcext:value-type="string">
            <text:p>MM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038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04:50:23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4-01-16T04:52:32.734000000</dc:date>
    <meta:editing-duration>PT4H16M32S</meta:editing-duration>
    <meta:editing-cycles>49</meta:editing-cycles>
    <meta:generator>LibreOffice/7.6.4.1$Windows_X86_64 LibreOffice_project/e19e193f88cd6c0525a17fb7a176ed8e6a3e2aa1</meta:generator>
    <meta:document-statistic meta:table-count="1" meta:cell-count="185" meta:object-count="0"/>
  </office:meta>
</office:document-meta>
</file>